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75in" fo:margin-right="0in" fo:text-indent="0in" style:auto-text-indent="false"/>
      <style:text-properties style:font-name="Courier New"/>
    </style:style>
    <style:style style:name="P4" style:family="paragraph" style:parent-style-name="Standard" style:list-style-name="L3"/>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5">
      <style:text-properties style:font-name="Courier New"/>
    </style:style>
    <style:style style:name="P9" style:family="paragraph" style:parent-style-name="Text_20_body" style:list-style-name="L6"/>
    <style:style style:name="P10" style:family="paragraph" style:parent-style-name="Text_20_body" style:list-style-name="L4">
      <style:paragraph-properties fo:margin-left="0in" fo:margin-right="0in" fo:text-indent="0in" style:auto-text-indent="false"/>
    </style:style>
    <style:style style:name="P11" style:family="paragraph" style:parent-style-name="Text_20_body" style:list-style-name="L3">
      <style:paragraph-properties fo:margin-left="0in" fo:margin-right="0in" fo:text-indent="0in" style:auto-text-indent="false"/>
    </style:style>
    <style:style style:name="T1" style:family="text">
      <style:text-properties fo:font-style="italic"/>
    </style:style>
    <style:style style:name="T2" style:family="text">
      <style:text-properties style:font-name="Courier New"/>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3 Demo 1: Examining the basics of how the garbage collector works</text:h>
      <text:p text:style-name="Text_20_body">This demo uses VisualVM to examine object allocation and the basics of GC operation along with examining young generation and old generation Java heap spaces.</text:p>
      <text:p text:style-name="Text_20_body">Slide id: 88</text:p>
      <text:h text:style-name="Heading_20_3" text:outline-level="3">Required Software</text:h>
      <text:list text:style-name="L1">
        <text:list-item>
          <text:p text:style-name="P5">Any OS</text:p>
        </text:list-item>
        <text:list-item>
          <text:p text:style-name="P5">JDK 1.5 or higher</text:p>
        </text:list-item>
        <text:list-item>
          <text:p text:style-name="P5">VisualVM</text:p>
        </text:list-item>
      </text:list>
      <text:p text:style-name="P1">VisualVM is included in Java SE 6 update 7 (jdk 1.6.0_u7). If you are running an earlier version of Java SE you can download VisualVM from: <text:a xlink:type="simple" xlink:href="http://visualvm.dev.java.net/">http://visualvm.dev.java.net</text:a>. </text:p>
      <text:list text:style-name="L1">
        <text:list-item text:start-value="1">
          <text:p text:style-name="P5">Java2Demo </text:p>
        </text:list-item>
      </text:list>
      <text:p text:style-name="P1">Located in: <text:span text:style-name="T2">&lt;JDK install dir&gt;/demo/jfc/Java2D/Java2Demo.jar</text:span></text:p>
      <text:h text:style-name="Heading_20_3" text:outline-level="3">Demo objective</text:h>
      <text:list text:style-name="L2">
        <text:list-item>
          <text:p text:style-name="P6">Examine the JVM's heap spaces and basics of how the JVM's garbage collector works with a particular focus on the young generation spaces (Eden and survivor spaces S1 and S2) and old (tenured) generation space.</text:p>
        </text:list-item>
      </text:list>
      <text:h text:style-name="Heading_20_3" text:outline-level="3">Preparations</text:h>
      <text:p text:style-name="Text_20_body">Verify and if required download and install VisualVM.</text:p>
      <text:list text:style-name="L3">
        <text:list-item>
          <text:p text:style-name="P7">Verify if you are running Java SE 6 update 7 or later. To check enter the following command on a terminal window:</text:p>
        </text:list-item>
      </text:list>
      <text:p text:style-name="P1"><text:s/><text:span text:style-name="T2">java -version</text:span></text:p>
      <text:list text:style-name="L4">
        <text:list-item>
          <text:list>
            <text:list-header>
              <text:p text:style-name="P10">If the response is: <text:span text:style-name="T2">java version "1.6.0_07"</text:span> or later you can bypass the following VisualVM installation step.</text:p>
            </text:list-header>
          </text:list>
        </text:list-item>
      </text:list>
      <text:list text:style-name="L3" text:continue-numbering="true">
        <text:list-header>
          <text:p text:style-name="P4"/>
        </text:list-header>
        <text:list-item>
          <text:p text:style-name="P11">Download and <text:s/>install VisualVM from <text:a xlink:type="simple" xlink:href="http://visualvm.dev.java.net/">http://visualvm.dev.java.net</text:a>. </text:p>
        </text:list-item>
        <text:list-item>
          <text:p text:style-name="P11">Add the <text:span text:style-name="T2">bin</text:span> subdirectory of the VisualVM install directory to the OS PATH variable.</text:p>
        </text:list-item>
      </text:list>
      <text:p text:style-name="Text_20_body">Install VisualGC plugin for VisualVM.</text:p>
      <text:list text:style-name="L3">
        <text:list-item text:start-value="1">
          <text:p text:style-name="P7">Launch VisualVM</text:p>
        </text:list-item>
      </text:list>
      <text:p text:style-name="P1">If you are using <text:s/>Java SE 6 update 7 or later run the following command in a terminal window:</text:p>
      <text:list text:style-name="L5">
        <text:list-item>
          <text:list>
            <text:list-header>
              <text:p text:style-name="P8">jvisualvm</text:p>
            </text:list-header>
          </text:list>
        </text:list-item>
      </text:list>
      <text:p text:style-name="P1">If you had installed VisualVM in step 1, run the following command in a terminal window:</text:p>
      <text:p text:style-name="P3">visualvm</text:p>
      <text:list text:style-name="L3" text:continue-numbering="true">
        <text:list-item>
          <text:p text:style-name="P7"><text:soft-page-break/>Within Java VisualVM, download and install the VisualGC plug-in by selecting <text:span text:style-name="T2">Tools &gt; Plugins</text:span> menu option. </text:p>
        </text:list-item>
      </text:list>
      <text:p text:style-name="P1">On the <text:span text:style-name="T2">Available Plug-ins</text:span> tab, select the <text:span text:style-name="T2">VisualGC Plug-in</text:span> and press the "Install" button. Click through the installer wizard to install VisualGC plug-in. </text:p>
      <text:p text:style-name="P1">Close the Plug-ins window.</text:p>
      <text:h text:style-name="Heading_20_3" text:outline-level="3">Instructions</text:h>
      <text:list text:style-name="L6">
        <text:list-item text:start-value="1">
          <text:p text:style-name="P9"><text:s/>Launch VisualVM, if you bypassed performing the preparation steps.</text:p>
        </text:list-item>
      </text:list>
      <text:p text:style-name="P1">If you are using <text:s/>Java SE 6 update 7 or later run the following command in a command line window:</text:p>
      <text:p text:style-name="P3">jvisualvm</text:p>
      <text:p text:style-name="P1">If you had installed VisualVM in step 1, run the following command in a terminal window:</text:p>
      <text:p text:style-name="P3">visualvm</text:p>
      <text:list text:style-name="L6" text:continue-numbering="true">
        <text:list-item>
          <text:p text:style-name="P9">In a command line window, run the Java2Demo. It is located in the &lt;JDK install dir&gt;<text:span text:style-name="T1">/demo/jfc/Java2D/</text:span> directory.</text:p>
        </text:list-item>
      </text:list>
      <text:p text:style-name="P1"><text:span text:style-name="T2">java -client -Xmx12m -Xms3m -Xmn1m -XX:PermSize=5m -XX:MaxPermSize=5m -jar <text:s/>&lt;JDK install dir&gt;/demo/jfc/Java2D/Java2Demo.jar</text:span> </text:p>
      <text:list text:style-name="L6" text:continue-numbering="true">
        <text:list-item>
          <text:p text:style-name="P9">Examine the VisualVM application GUI and notice the left panel automatically detects the Java2D demo application and displays its PID. <text:s/>Note this PID. </text:p>
        </text:list-item>
        <text:list-item>
          <text:p text:style-name="P9">Refresh the VisualGC tab (the right panel of VisualVM GUI). Select the PID that matches the Java2D demo you noted in 5 from the drop down box labeled "Select Local VM".</text:p>
        </text:list-item>
        <text:list-item>
          <text:p text:style-name="P9">Examine the VisualGC application now running in the right panel. In particular observe the Java heap spaces: Perm, Old, Eden, S0 and S1.</text:p>
        </text:list-item>
        <text:list-item>
          <text:p text:style-name="P9">Click on the "Transforms" tab of Java2Demo and observe the Java heap spaces on the VisualGC GUI.</text:p>
        </text:list-item>
      </text:list>
      <text:p text:style-name="P1">Notice how Eden fills quickly with new allocating objects. Eden is where new objects are allocated. <text:s/>The objects that survive an eden collection show up in S0 or S1. <text:s/>Each young generation (Eden) collection also includes a collection of the survivor space (S0 or S1) that contains objects. The survivors of the collection are moved to the other survivor space. Objects that survive up to 15 times get promoted to the Old generation space. <text:s/></text:p>
      <text:p text:style-name="P1">When you clicked on the "Transforms" tab, you probably observed Old generation increasing. <text:s/>This occurs since new objects to support the Transforms" tab have been allocated. <text:s/>They will need to stay around until the Java2D application leaves the Transform. You should also observe a nice saw tooth pattern on the Eden Space. You can also see objects being copied to and from S0 and S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text:number-lines="true" text:line-number="0"/>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sok</meta:initial-creator>
    <meta:creation-date>2008-06-26T11:17:04</meta:creation-date>
    <dc:creator>charlie hunt</dc:creator>
    <dc:date>2008-07-30T09:24:56</dc:date>
    <dc:language>en-US</dc:language>
    <meta:editing-cycles>13</meta:editing-cycles>
    <meta:editing-duration>PT5H51M59S</meta:editing-duration>
    <meta:user-defined meta:name="Info 1"/>
    <meta:user-defined meta:name="Info 2"/>
    <meta:user-defined meta:name="Info 3"/>
    <meta:user-defined meta:name="Info 4"/>
    <meta:document-statistic meta:table-count="0" meta:image-count="0" meta:object-count="0" meta:page-count="2" meta:paragraph-count="42" meta:word-count="609" meta:character-count="3630"/>
  </office:meta>
</office:document-meta>
</file>